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style:writing-mode="rl-tb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font-size="40pt" style:font-size-asian="40pt" style:font-size-complex="40pt"/>
    </style:style>
    <style:style style:name="P10" style:family="paragraph">
      <loext:graphic-properties draw:fill-color="#ffffff"/>
    </style:style>
    <style:style style:name="P11" style:family="paragraph">
      <style:paragraph-properties style:writing-mode="rl-tb"/>
      <style:text-properties fo:font-size="66pt" style:font-size-asian="66pt" style:font-size-complex="66pt"/>
    </style:style>
    <style:style style:name="P12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3" style:family="paragraph">
      <style:paragraph-properties fo:text-align="end" style:writing-mode="rl-tb"/>
      <style:text-properties fo:color="#009900" style:font-name="Liberation Sans4" fo:font-size="40pt" style:font-size-asian="40pt" style:font-name-complex="Liberation Sans4" style:font-size-complex="40pt"/>
    </style:style>
    <style:style style:name="P14" style:family="paragraph">
      <style:paragraph-properties style:writing-mode="rl-tb"/>
      <style:text-properties fo:font-size="54pt" style:font-size-asian="54pt" style:font-size-complex="54pt"/>
    </style:style>
    <style:style style:name="P15" style:family="paragraph">
      <style:paragraph-properties fo:text-align="end" style:writing-mode="rl-tb"/>
      <style:text-properties fo:color="#009900" fo:font-size="36pt" style:font-size-asian="36pt" style:font-size-complex="36pt"/>
    </style:style>
    <style:style style:name="P16" style:family="paragraph">
      <style:paragraph-properties style:writing-mode="rl-tb"/>
      <style:text-properties fo:font-size="60pt" style:font-size-asian="60pt" style:font-size-complex="60pt"/>
    </style:style>
    <style:style style:name="P17" style:family="paragraph"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18" style:family="paragraph">
      <style:paragraph-properties fo:text-align="end" style:writing-mode="rl-tb"/>
      <style:text-properties fo:color="#0000cc" style:font-name="Liberation Sans4" fo:font-size="40pt" style:font-size-asian="40pt" style:font-name-complex="Liberation Sans4" style:font-size-complex="40pt"/>
    </style:style>
    <style:style style:name="P19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end" style:writing-mode="rl-tb"/>
      <style:text-properties fo:color="#009900" fo:font-size="54pt" style:font-size-asian="54pt" style:font-size-complex="54pt"/>
    </style:style>
    <style:style style:name="T1" style:family="text">
      <style:text-properties fo:color="#0000ff" fo:font-size="66pt" fo:font-weight="bold" style:font-size-asian="72pt" style:font-weight-asian="bold" style:font-name-complex="Liberation Sans4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name-complex="Liberation Sans4" style:font-size-complex="66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name-complex="Liberation Sans4" style:font-size-complex="40pt" style:font-weight-complex="normal"/>
    </style:style>
    <style:style style:name="T5" style:family="text">
      <style:text-properties fo:font-size="36pt" fo:font-weight="normal" style:font-size-asian="36pt" style:font-weight-asian="normal" style:font-name-complex="Liberation Sans4" style:font-size-complex="36pt" style:font-weight-complex="normal"/>
    </style:style>
    <style:style style:name="T6" style:family="text">
      <style:text-properties fo:font-size="28pt" fo:font-weight="normal" style:font-size-asian="28pt" style:font-weight-asian="normal" style:font-name-complex="Liberation Sans4" style:font-size-complex="28pt" style:font-weight-complex="normal"/>
    </style:style>
    <style:style style:name="T7" style:family="text">
      <style:text-properties fo:font-size="24pt" fo:font-weight="bold" style:font-size-asian="24pt" style:font-weight-asian="bold" style:font-name-complex="Liberation Sans4" style:font-size-complex="24pt" style:font-weight-complex="bold"/>
    </style:style>
    <style:style style:name="T8" style:family="text">
      <style:text-properties fo:font-size="66pt" style:font-size-asian="66pt" style:font-name-complex="Liberation Sans4" style:font-size-complex="66pt"/>
    </style:style>
    <style:style style:name="T9" style:family="text">
      <style:text-properties fo:font-size="40pt" style:font-size-asian="40pt" style:font-name-complex="Liberation Sans4" style:font-size-complex="40pt"/>
    </style:style>
    <style:style style:name="T10" style:family="text">
      <style:text-properties fo:color="#0000cc" fo:font-size="40pt" style:font-size-asian="40pt" style:font-name-complex="Liberation Sans4" style:font-size-complex="40pt"/>
    </style:style>
    <style:style style:name="T11" style:family="text">
      <style:text-properties fo:color="#009900" fo:font-size="40pt" style:font-size-asian="40pt" style:font-name-complex="Liberation Sans4" style:font-size-complex="40pt"/>
    </style:style>
    <style:style style:name="T12" style:family="text">
      <style:text-properties fo:color="#990099" fo:font-size="40pt" style:font-size-asian="40pt" style:font-name-complex="Liberation Sans4" style:font-size-complex="40pt"/>
    </style:style>
    <style:style style:name="T13" style:family="text">
      <style:text-properties fo:color="#990099" fo:font-size="40pt" fo:font-weight="bold" style:font-size-asian="40pt" style:font-weight-asian="bold" style:font-name-complex="Liberation Sans4" style:font-size-complex="40pt" style:font-weight-complex="bold"/>
    </style:style>
    <style:style style:name="T14" style:family="text">
      <style:text-properties fo:color="#990099" fo:font-size="40pt" fo:font-weight="normal" style:font-size-asian="40pt" style:font-weight-asian="normal" style:font-name-complex="Liberation Sans4" style:font-size-complex="40pt" style:font-weight-complex="normal"/>
    </style:style>
    <style:style style:name="T15" style:family="text">
      <style:text-properties fo:color="#0000cc" fo:font-size="40pt" fo:font-weight="bold" style:font-size-asian="40pt" style:font-weight-asian="bold" style:font-name-complex="Liberation Sans4" style:font-size-complex="40pt" style:font-weight-complex="bold"/>
    </style:style>
    <style:style style:name="T16" style:family="text">
      <style:text-properties fo:color="#0000cc" fo:font-size="40pt" fo:font-weight="normal" style:font-size-asian="40pt" style:font-weight-asian="normal" style:font-name-complex="Liberation Sans4" style:font-size-complex="40pt" style:font-weight-complex="normal"/>
    </style:style>
    <style:style style:name="T17" style:family="text">
      <style:text-properties fo:color="#009900" fo:font-size="40pt" fo:font-weight="bold" style:font-size-asian="40pt" style:font-weight-asian="bold" style:font-name-complex="Liberation Sans4" style:font-size-complex="40pt" style:font-weight-complex="bold"/>
    </style:style>
    <style:style style:name="T18" style:family="text">
      <style:text-properties fo:color="#009900" fo:font-size="40pt" fo:font-weight="normal" style:font-size-asian="40pt" style:font-weight-asian="normal" style:font-name-complex="Liberation Sans4" style:font-size-complex="40pt" style:font-weight-complex="normal"/>
    </style:style>
    <style:style style:name="T19" style:family="text">
      <style:text-properties fo:color="#009900" fo:font-size="12pt" fo:font-weight="normal" style:font-size-asian="12pt" style:font-weight-asian="normal" style:font-name-complex="Liberation Sans4" style:font-size-complex="12pt" style:font-weight-complex="normal"/>
    </style:style>
    <style:style style:name="T20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1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22" style:family="text">
      <style:text-properties fo:color="#990099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23" style:family="text">
      <style:text-properties fo:color="#990099" style:font-name="Liberation Sans4" fo:font-size="22pt" fo:font-weight="normal" style:font-size-asian="22pt" style:font-weight-asian="normal" style:font-name-complex="Liberation Sans4" style:font-size-complex="22pt" style:font-weight-complex="normal"/>
    </style:style>
    <style:style style:name="T24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25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26" style:family="text">
      <style:text-properties fo:color="#0000cc" style:font-name="Liberation Sans4" fo:font-size="26pt" fo:font-weight="normal" style:font-size-asian="26pt" style:font-weight-asian="normal" style:font-name-complex="Liberation Sans4" style:font-size-complex="26pt" style:font-weight-complex="normal"/>
    </style:style>
    <style:style style:name="T27" style:family="text">
      <style:text-properties fo:color="#0099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28" style:family="text">
      <style:text-properties fo:color="#0099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29" style:family="text">
      <style:text-properties fo:color="#009900"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T30" style:family="text">
      <style:text-properties fo:font-size="54pt" style:font-size-asian="54pt" style:font-name-complex="Liberation Sans4" style:font-size-complex="54pt"/>
    </style:style>
    <style:style style:name="T31" style:family="text">
      <style:text-properties fo:font-size="36pt" style:font-size-asian="36pt" style:font-name-complex="Liberation Sans4" style:font-size-complex="36pt"/>
    </style:style>
    <style:style style:name="T32" style:family="text">
      <style:text-properties fo:font-size="36pt" fo:font-weight="bold" style:font-size-asian="36pt" style:font-weight-asian="bold" style:font-name-complex="Liberation Sans4" style:font-size-complex="36pt" style:font-weight-complex="bold"/>
    </style:style>
    <style:style style:name="T33" style:family="text">
      <style:text-properties fo:color="#0000cc" fo:font-size="36pt" style:font-size-asian="36pt" style:font-name-complex="Liberation Sans4" style:font-size-complex="36pt"/>
    </style:style>
    <style:style style:name="T34" style:family="text">
      <style:text-properties fo:color="#990099" fo:font-size="36pt" style:font-size-asian="36pt" style:font-name-complex="Liberation Sans4" style:font-size-complex="36pt"/>
    </style:style>
    <style:style style:name="T35" style:family="text">
      <style:text-properties fo:color="#990099" fo:font-size="36pt" fo:font-weight="bold" style:font-size-asian="36pt" style:font-weight-asian="bold" style:font-name-complex="Liberation Sans4" style:font-size-complex="36pt" style:font-weight-complex="bold"/>
    </style:style>
    <style:style style:name="T36" style:family="text">
      <style:text-properties style:use-window-font-color="true" fo:font-size="36pt" style:font-size-asian="36pt" style:font-name-complex="Liberation Sans4" style:font-size-complex="36pt"/>
    </style:style>
    <style:style style:name="T37" style:family="text">
      <style:text-properties style:use-window-font-color="true" fo:font-size="36pt" fo:font-weight="bold" style:font-size-asian="36pt" style:font-weight-asian="bold" style:font-name-complex="Liberation Sans4" style:font-size-complex="36pt" style:font-weight-complex="bold"/>
    </style:style>
    <style:style style:name="T38" style:family="text">
      <style:text-properties fo:color="#009900" fo:font-size="36pt" style:font-size-asian="36pt" style:font-name-complex="Liberation Sans4" style:font-size-complex="36pt"/>
    </style:style>
    <style:style style:name="T39" style:family="text">
      <style:text-properties fo:color="#009900" fo:font-size="36pt" fo:font-weight="bold" style:font-size-asian="36pt" style:font-weight-asian="bold" style:font-name-complex="Liberation Sans4" style:font-size-complex="36pt" style:font-weight-complex="bold"/>
    </style:style>
    <style:style style:name="T40" style:family="text">
      <style:text-properties fo:color="#66cc00" fo:font-size="36pt" style:font-size-asian="36pt" style:font-name-complex="Liberation Sans4" style:font-size-complex="36pt"/>
    </style:style>
    <style:style style:name="T41" style:family="text">
      <style:text-properties fo:font-size="60pt" style:font-size-asian="60pt" style:font-name-complex="Liberation Sans4" style:font-size-complex="60pt"/>
    </style:style>
    <style:style style:name="T42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43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44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45" style:family="text">
      <style:text-properties fo:color="#990099" style:font-name="Liberation Sans4" fo:font-size="40pt" style:font-size-asian="40pt" style:font-name-complex="Liberation Sans4" style:font-size-complex="40pt"/>
    </style:style>
    <style:style style:name="T46" style:family="text">
      <style:text-properties fo:color="#ff00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7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48" style:family="text">
      <style:text-properties fo:color="#0000cc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49" style:family="text">
      <style:text-properties fo:color="#006600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50" style:family="text">
      <style:text-properties fo:color="#006600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51" style:family="text">
      <style:text-properties fo:color="#990099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52" style:family="text">
      <style:text-properties fo:color="#0000cc" fo:font-size="18pt" fo:font-weight="normal" style:font-size-asian="18pt" style:font-weight-asian="normal" style:font-name-complex="Liberation Sans4" style:font-size-complex="18pt" style:font-weight-complex="normal"/>
    </style:style>
    <style:style style:name="T53" style:family="text">
      <style:text-properties fo:color="#0000cc" fo:font-size="40pt" fo:font-style="italic" style:font-size-asian="40pt" style:font-style-asian="italic" style:font-name-complex="Liberation Sans4" style:font-size-complex="40pt" style:font-style-complex="italic"/>
    </style:style>
    <style:style style:name="T54" style:family="text">
      <style:text-properties fo:color="#006600" fo:font-size="40pt" fo:font-weight="normal" style:font-size-asian="40pt" style:font-weight-asian="normal" style:font-name-complex="Liberation Sans4" style:font-size-complex="40pt" style:font-weight-complex="normal"/>
    </style:style>
    <style:style style:name="T55" style:family="text">
      <style:text-properties fo:color="#ff0000" fo:font-size="40pt" fo:font-weight="normal" style:font-size-asian="40pt" style:font-weight-asian="normal" style:font-name-complex="Liberation Sans4" style:font-size-complex="40pt" style:font-weight-complex="normal"/>
    </style:style>
    <style:style style:name="T56" style:family="text">
      <style:text-properties fo:color="#006600" fo:font-size="32pt" fo:font-weight="normal" style:font-size-asian="32pt" style:font-weight-asian="normal" style:font-name-complex="Liberation Sans4" style:font-size-complex="32pt" style:font-weight-complex="normal"/>
    </style:style>
    <style:style style:name="T57" style:family="text">
      <style:text-properties fo:color="#ff0000" fo:font-size="36pt" style:font-size-asian="36pt" style:font-name-complex="Liberation Sans4" style:font-size-complex="36pt"/>
    </style:style>
    <style:style style:name="T58" style:family="text">
      <style:text-properties fo:color="#990099" fo:font-size="12pt" style:font-size-asian="12pt" style:font-name-complex="Liberation Sans4" style:font-size-complex="12pt"/>
    </style:style>
    <style:style style:name="T59" style:family="text">
      <style:text-properties fo:color="#006600" fo:font-size="36pt" style:font-size-asian="36pt" style:font-name-complex="Liberation Sans4" style:font-size-complex="36pt"/>
    </style:style>
    <style:style style:name="T60" style:family="text">
      <style:text-properties fo:color="#ff0000" fo:font-size="40pt" style:font-size-asian="40pt" style:font-name-complex="Liberation Sans4" style:font-size-complex="40pt"/>
    </style:style>
    <style:style style:name="T61" style:family="text">
      <style:text-properties fo:color="#006600" fo:font-size="40pt" style:font-size-asian="40pt" style:font-name-complex="Liberation Sans4" style:font-size-complex="40pt"/>
    </style:style>
    <style:style style:name="T62" style:family="text">
      <style:text-properties fo:color="#000099" fo:font-size="54pt" style:font-size-asian="54pt" style:font-name-complex="Liberation Sans4" style:font-size-complex="54pt"/>
    </style:style>
    <style:style style:name="T63" style:family="text">
      <style:text-properties fo:color="#ff0000" fo:font-size="54pt" style:font-size-asian="54pt" style:font-name-complex="Liberation Sans4" style:font-size-complex="54pt"/>
    </style:style>
    <style:style style:name="T64" style:family="text">
      <style:text-properties fo:color="#006600" fo:font-size="54pt" style:font-size-asian="54pt" style:font-name-complex="Liberation Sans4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אתריום וחוזים חכמים</text:span><text:span text:style-name="T2"><text:line-break/></text:span><text:span text:style-name="T2">Ethereum and</text:span><text:span text:style-name="T2"><text:line-break/></text:span><text:span text:style-name="T2">Smart Contracts</text:span><text:span text:style-name="T2"><text:line-break/></text:span><text:span text:style-name="T2"><text:line-break/></text:span><text:span text:style-name="T3">אראל סגל-הלוי</text:span><text:span text:style-name="T3"><text:line-break/></text:span><text:span text:style-name="T3"><text:line-break/></text:span><text:span text:style-name="T4">מקורות</text:span><text:span text:style-name="T4">:</text:span><text:span text:style-name="T4"><text:line-break/></text:span><text:span text:style-name="T5"><text:a xlink:href="https://github.com/ethereum/wiki/wiki/White-Paper" xlink:type="simple">Ethereum White Paper / Vitalik Buterin, 2015</text:a></text:span><text:span text:style-name="T5"><text:line-break/></text:span><text:span text:style-name="T6"><text:a xlink:href="https://blockgeeks.com/guides/smart-contracts/" xlink:type="simple">Smart Contracts: The Technology that will Replace Lawyers</text:a></text:span><text:span text:style-name="T3"><text:line-break/></text:span><text:span text:style-name="T7">Complete guide to Understanding Ethereum, Blockchain, Smart Contracts, ICOs, and Decentralized Apps / Mark Gates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2cm" svg:height="3.505cm" svg:x="1.4cm" svg:y="0cm" presentation:class="title" presentation:user-transformed="true">
          <draw:text-box>
            <text:p text:style-name="P6"><text:span text:style-name="T8">שרשראות בלוקים</text:span></text:p>
          </draw:text-box>
        </draw:frame>
        <draw:frame presentation:style-name="pr4" draw:text-style-name="P9" draw:layer="layout" svg:width="26.67cm" svg:height="16.657cm" svg:x="0.762cm" svg:y="4.342cm" presentation:class="outline" presentation:user-transformed="true">
          <draw:text-box>
            <text:p text:style-name="P8"><text:span text:style-name="T9">המצאת הביטקוין הביאה לעולם שני חידושים:</text:span></text:p>
            <text:list text:style-name="L2">
              <text:list-item>
                <text:p text:style-name="P8"><text:span text:style-name="T10">מטבע מבוזר – לא תלוי בממשלה או בבנק.</text:span></text:p>
              </text:list-item>
              <text:list-item>
                <text:p text:style-name="P8"><text:span text:style-name="T11">הסכמה מבוזרת על סדר-אירועים. </text:span></text:p>
              </text:list-item>
            </text:list>
            <text:p text:style-name="P8"><text:span text:style-name="T10">בעבר התלהבו בעיקר מהחידוש הראשון;</text:span></text:p>
            <text:p text:style-name="P8"><text:span text:style-name="T11">היום מתלהבים יותר מהחידוש השני. שרשרת הבלוקים מאפשרת להסכים על אירועים ולבצע פעולות רבות שאינן קשורות דווקא למטבעות.</text:span></text:p>
            <text:p text:style-name="P8"><text:span text:style-name="T12">זה הרעיון מאחרי מערכת </text:span><text:span text:style-name="T13">אתריום</text:span><text:span text:style-name="T14"> (</text:span><text:span text:style-name="T14">Ethereum</text:span><text:span text:style-name="T14">)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</text:span></text:p>
          </draw:text-box>
        </draw:frame>
        <draw:frame presentation:style-name="pr6" draw:text-style-name="P12" draw:layer="layout" svg:width="28.194cm" svg:height="17.494cm" svg:x="0cm" svg:y="3.505cm" presentation:class="outline" presentation:user-transformed="true">
          <draw:text-box>
            <text:list text:style-name="L2">
              <text:list-item>
                <text:p text:style-name="P8"><text:span text:style-name="T10">כיום, כדי לאכוף חוזה, דרוש גוף מרכזי.</text:span></text:p>
              </text:list-item>
              <text:list-item>
                <text:p text:style-name="P8"><text:span text:style-name="T10">מערכת </text:span><text:span text:style-name="T15">אתריום </text:span><text:span text:style-name="T16">היא מערכת שבה אפשר לכתוב </text:span><text:span text:style-name="T15">חוזים חכמים </text:span><text:span text:style-name="T16">– חוזים ניתנים לתיכנות. המערכת תאכוף אוטומטית ע”י ביצוע הקוד.</text:span></text:p>
              </text:list-item>
              <text:list-item>
                <text:p text:style-name="P8"><text:span text:style-name="T17">דוגמה</text:span><text:span text:style-name="T18">: מכירת יצירת-אומנות במכרז מחיר ראשון </text:span><text:span text:style-name="T19">(</text:span><text:span text:style-name="T19"><text:a xlink:href="https://www.ccn.com/crypto-auction-5-6-million-andy-warhol-art-to-be-sold-via-ethereum-blockchain/" xlink:type="simple">https://www.ccn.com/crypto-auction-5-6-million-andy-warhol-art-to-be-sold-via-ethereum-blockchain/</text:a></text:span><text:span text:style-name="T19">)</text:span><text:span text:style-name="T18">.</text:span></text:p>
                <text:list>
                  <text:list-item>
                    <text:p text:style-name="P8"><text:span text:style-name="T18">כל משתתף שולח את הכסף לחוזה החכם.</text:span></text:p>
                  </text:list-item>
                  <text:list-item>
                    <text:p text:style-name="P8"><text:span text:style-name="T18">החוזה מחשב מקסימום ומגלה מי הזוכה.</text:span></text:p>
                  </text:list-item>
                  <text:list-item>
                    <text:p text:style-name="P8"><text:span text:style-name="T18">החוזה מחזיר את הכסף למפסידי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text:style-name="P8"><text:span text:style-name="T20">דוגמאות נוספות</text:span><text:span text:style-name="T21">:</text:span></text:p>
            <text:list text:style-name="L2">
              <text:list-item>
                <text:p text:style-name="P8"><text:span text:style-name="T22">ביטוח, למשל מפני ירידת שער מטבע.</text:span><text:span text:style-name="T23"><text:a xlink:href="https://etherisc.com/" xlink:type="simple">https://etherisc.com/</text:a></text:span></text:p>
                <text:list>
                  <text:list-item>
                    <text:p text:style-name="P8"><text:span text:style-name="T22">אם השער עולה/יורד, הלקוח מקבל כסף מיידית.</text:span></text:p>
                  </text:list-item>
                </text:list>
              </text:list-item>
              <text:list-item>
                <text:p text:style-name="P8"><text:span text:style-name="T24">שכירת חדר עם מפתח דיגיטלי. <text:s/></text:span><text:span text:style-name="T25"><text:s text:c="2"/></text:span><text:span text:style-name="T26"><text:a xlink:href="https://slock.it/" xlink:type="simple">https://slock.it/</text:a></text:span></text:p>
                <text:list>
                  <text:list-item>
                    <text:p text:style-name="P8"><text:span text:style-name="T24">החוזה מקבל מפתח מהמשכיר וכסף מהשוכר;</text:span></text:p>
                  </text:list-item>
                  <text:list-item>
                    <text:p text:style-name="P8"><text:span text:style-name="T24">החוזה שולח מפתח לשוכר וכסף למשכיר.</text:span></text:p>
                  </text:list-item>
                </text:list>
              </text:list-item>
              <text:list-item>
                <text:p text:style-name="P8"><text:span text:style-name="T27">משחקים על כסף – למשל פוקר.</text:span><text:span text:style-name="T28"> <text:s/></text:span><text:span text:style-name="T29"><text:a xlink:href="https://funfair.io/" xlink:type="simple">https://funfair.io/</text:a></text:span></text:p>
                <text:list>
                  <text:list-item>
                    <text:p text:style-name="P8"><text:span text:style-name="T27">שני השחקנים מפקידים כסף ובוחרים פעולות;</text:span></text:p>
                  </text:list-item>
                  <text:list-item>
                    <text:p text:style-name="P8"><text:span text:style-name="T27">החוזה מחליט מי מנצח ושולח את הכסף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8.002cm" svg:height="3.505cm" svg:x="0cm" svg:y="0cm" presentation:class="title" presentation:user-transformed="true">
          <draw:text-box>
            <text:p text:style-name="P6"><text:span text:style-name="T30">מכונת אתריום וירטואלית - </text:span><text:span text:style-name="T30">EVM</text:span></text:p>
          </draw:text-box>
        </draw:frame>
        <draw:frame presentation:style-name="pr6" draw:text-style-name="P15" draw:layer="layout" svg:width="26.924cm" svg:height="17.494cm" svg:x="0.508cm" svg:y="3.505cm" presentation:class="outline" presentation:user-transformed="true">
          <draw:text-box>
            <text:list text:style-name="L2">
              <text:list-item>
                <text:p text:style-name="P8"><text:span text:style-name="T31">המושג הבסיסי - </text:span><text:span text:style-name="T32">חשבון </text:span><text:span text:style-name="T31">(</text:span><text:span text:style-name="T31">accout</text:span><text:span text:style-name="T31">):</text:span></text:p>
                <text:list>
                  <text:list-item>
                    <text:p text:style-name="P8"><text:span text:style-name="T33">חשבון בבעלות חיצונית (בד"כ בבעלות אדם) - </text:span><text:span text:style-name="T33">Externally-Owned Account</text:span><text:span text:style-name="T33">.</text:span></text:p>
                  </text:list-item>
                  <text:list-item>
                    <text:p text:style-name="P8"><text:span text:style-name="T34">חשבון של חוזה – </text:span><text:span text:style-name="T34">Contract account</text:span><text:span text:style-name="T34"> – מייצג חוזה חכם בתוך המערכת. <text:s text:c="2"/>כולל </text:span><text:span text:style-name="T35">קוד</text:span><text:span text:style-name="T34"> ו</text:span><text:span text:style-name="T35">זיכרון</text:span><text:span text:style-name="T34">.</text:span></text:p>
                  </text:list-item>
                </text:list>
              </text:list-item>
              <text:list-item>
                <text:p text:style-name="P8"><text:span text:style-name="T36">לכל חשבון, חיצוני או חוזה, יש </text:span><text:span text:style-name="T37">יתרה</text:span><text:span text:style-name="T36"> ו</text:span><text:span text:style-name="T37">כתובת</text:span><text:span text:style-name="T36">.</text:span></text:p>
                <text:list>
                  <text:list-item>
                    <text:p text:style-name="P8"><text:span text:style-name="T38">היתרה היא במטבע הנקרא </text:span><text:span text:style-name="T39">אֶתֶר </text:span><text:span text:style-name="T38">(</text:span><text:span text:style-name="T38">Ether</text:span><text:span text:style-name="T38">).</text:span></text:p>
                    <text:list>
                      <text:list-item>
                        <text:p text:style-name="P8"><text:span text:style-name="T38">אתר = </text:span><text:span text:style-name="T38">1000</text:span><text:span text:style-name="T38"> פיני (</text:span><text:span text:style-name="T38">Finney</text:span><text:span text:style-name="T38">) </text:span><text:span text:style-name="T38"><text:line-break/></text:span><text:span text:style-name="T38">= </text:span><text:span text:style-name="T38">1e9</text:span><text:span text:style-name="T38"> גיגה-וויי (</text:span><text:span text:style-name="T38">gwei</text:span><text:span text:style-name="T38">).</text:span></text:p>
                      </text:list-item>
                    </text:list>
                  </text:list-item>
                  <text:list-item>
                    <text:p text:style-name="P8"><text:span text:style-name="T40">הכתובת מאפשרת לקבל אֶתֶר והודעות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8.002cm" svg:height="3.505cm" svg:x="0cm" svg:y="0cm" presentation:class="title" presentation:user-transformed="true">
          <draw:text-box>
            <text:p text:style-name="P6"><text:span text:style-name="T41">מכונת אתריום וירטואלית – מצב</text:span></text:p>
          </draw:text-box>
        </draw:frame>
        <draw:frame presentation:style-name="pr6" draw:text-style-name="P17" draw:layer="layout" svg:width="27.178cm" svg:height="17.494cm" svg:x="0.508cm" svg:y="3.505cm" presentation:class="outline" presentation:user-transformed="true">
          <draw:text-box>
            <text:p text:style-name="P8"><text:span text:style-name="T42">ה</text:span><text:span text:style-name="T20">מצב</text:span><text:span text:style-name="T42"> של ה-</text:span><text:span text:style-name="T42">EVM</text:span><text:span text:style-name="T42">, בכל רגע נתון, כולל את:</text:span></text:p>
            <text:list text:style-name="L2">
              <text:list-item>
                <text:p text:style-name="P8"><text:span text:style-name="T43">היתרה של כל החשבונות במערכת;</text:span></text:p>
              </text:list-item>
              <text:list-item>
                <text:p text:style-name="P8"><text:span text:style-name="T44">הקוד והזיכרון של כל החוזים החכמים.</text:span></text:p>
              </text:list-item>
            </text:list>
            <text:p text:style-name="P8"><text:span text:style-name="T45">המצב של ה-</text:span><text:span text:style-name="T45">EVM</text:span><text:span text:style-name="T45"> נשמר בשרשרת הבלוקים.</text:span></text:p>
            <text:p text:style-name="P8"><text:span text:style-name="T45">כל כורֶה המעוניין להשתתף ברשת אתריום, צריך להוריד את כל שרשרת הבלוקים, לבצע את כל הקוד, ולחשב את המצב הנוכחי של ה-</text:span><text:span text:style-name="T45">EVM</text:span><text:span text:style-name="T45">.</text:span></text:p>
            <text:p text:style-name="P8"><text:span text:style-name="T46">מי משלם את עלויות ההרצה של כל הקוד הזה?</text:span></text:p>
            <text:p text:style-name="P8"><text:span text:style-name="T47"/></text:p>
          </draw:text-box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8.002cm" svg:height="3.505cm" svg:x="0cm" svg:y="0cm" presentation:class="title" presentation:user-transformed="true">
          <draw:text-box>
            <text:p text:style-name="P6"><text:span text:style-name="T41">מכונת אתריום וירטואלית – דֶלֶק</text:span></text:p>
          </draw:text-box>
        </draw:frame>
        <draw:frame presentation:style-name="pr6" draw:text-style-name="P18" draw:layer="layout" svg:width="28.002cm" svg:height="17.494cm" svg:x="0cm" svg:y="3.505cm" presentation:class="outline" presentation:user-transformed="true">
          <draw:text-box>
            <text:list text:style-name="L2">
              <text:list-item>
                <text:p text:style-name="P8"><text:span text:style-name="T44">כל פעולה שמריצה קוד, צורכת "דלק” (</text:span><text:span text:style-name="T44">gas</text:span><text:span text:style-name="T44">).</text:span></text:p>
                <text:list>
                  <text:list-item>
                    <text:p text:style-name="P8"><text:span text:style-name="T44">לכל פ</text:span><text:span text:style-name="T44"><text:tab/></text:span><text:span text:style-name="T44">עולה בשפת </text:span><text:span text:style-name="T44">EVM</text:span><text:span text:style-name="T44"> יש "צריכת דלק”.</text:span></text:p>
                  </text:list-item>
                  <text:list-item>
                    <text:p text:style-name="P8"><text:span text:style-name="T44">צריכת-דלק של עסקה = </text:span><text:span text:style-name="T44">21000</text:span><text:span text:style-name="T44">.</text:span></text:p>
                  </text:list-item>
                  <text:list-item>
                    <text:p text:style-name="P8"><text:span text:style-name="T44">צריכת-דלק של כל בייט נוסף בעסקה = </text:span><text:span text:style-name="T44">68</text:span><text:span text:style-name="T44">.</text:span></text:p>
                  </text:list-item>
                </text:list>
              </text:list-item>
              <text:list-item>
                <text:p text:style-name="P8"><text:span text:style-name="T43">כששולחים פעולה לביצוע, צריך להגדיר כמות דלק מקסימלית ותשלום לכל יחידת דלק.</text:span></text:p>
                <text:list>
                  <text:list-item>
                    <text:p text:style-name="P8"><text:span text:style-name="T43">מחיר-השוק של דלק כיום: </text:span><text:span text:style-name="T43">4</text:span><text:span text:style-name="T43"> גִיגָוֶויי (ננו-אתר).</text:span></text:p>
                  </text:list-item>
                </text:list>
              </text:list-item>
              <text:list-item>
                <text:p text:style-name="P8"><text:span text:style-name="T45">כשהדלק נגמר – הביצוע נפסק.</text:span></text:p>
                <text:list>
                  <text:list-item>
                    <text:p text:style-name="P8"><text:span text:style-name="T45">לולאה אינסופית לא תתקע את הרשת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8.002cm" svg:height="3.505cm" svg:x="0cm" svg:y="0cm" presentation:class="title" presentation:user-transformed="true">
          <draw:text-box>
            <text:p text:style-name="P6"><text:span text:style-name="T41">חוזים חכמים – איך מתחילים?</text:span></text:p>
          </draw:text-box>
        </draw:frame>
        <draw:frame presentation:style-name="pr6" draw:text-style-name="P19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6">מתקינים תוכנת </text:span><text:span text:style-name="T15">ארנק</text:span><text:span text:style-name="T16"> – תוכנה המנהלת מפתחות פרטיים וציבוריים, שולחת עיסקאות וכו’ - למשל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48">ארנק על המחשב המקומי – </text:span><text:span text:style-name="T48">MyEtherWallet</text:span></text:p>
                      </text:list-item>
                      <text:list-item>
                        <text:p text:style-name="P8"><text:span text:style-name="T48">תוסף לדפדפן כרום - </text:span><text:span text:style-name="T48">MetaMask</text:span><text:span text:style-name="T48">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49">פותחים חשבון אחד או יותר דרך הארנק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50">חשבון = זוג מפתחות. נשמר מקומית בלבד!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51">משיגים קצת אֶתֶר – למשל דרך "ברז” של רשת-ניסוי כלשה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8.002cm" svg:height="3.505cm" svg:x="0cm" svg:y="0cm" presentation:class="title" presentation:user-transformed="true">
          <draw:text-box>
            <text:p text:style-name="P6"><text:span text:style-name="T41">חוזים חכמים – איך מתכנתים?</text:span></text:p>
          </draw:text-box>
        </draw:frame>
        <draw:frame presentation:style-name="pr6" draw:text-style-name="P19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0"><text:s/>כותבים קוד בשפה ייעודית כלשהי כגון:</text:span><text:span text:style-name="T10"><text:line-break/></text:span><text:span text:style-name="T10"> <text:s text:c="3"/>* </text:span><text:span text:style-name="T15">Solidity</text:span><text:span text:style-name="T16"> – דמויית ג’אבה </text:span><text:span text:style-name="T52">(ראו דוגמאות בתיקיה </text:span><text:span text:style-name="T52">code</text:span><text:span text:style-name="T52">)</text:span><text:span text:style-name="T16">;</text:span><text:span text:style-name="T15"><text:line-break/></text:span><text:span text:style-name="T15"> <text:s text:c="3"/>* </text:span><text:span text:style-name="T15">Serpent</text:span><text:span text:style-name="T16"> – דמויית פייתון.</text:span></text:p>
              </text:list-item>
              <text:list-item>
                <text:p text:style-name="P8"><text:span text:style-name="T18"><text:s/>מקמפלים לשפת-המכונה של ה-</text:span><text:span text:style-name="T18">EVM</text:span><text:span text:style-name="T18">:</text:span><text:span text:style-name="T18"><text:line-break/></text:span><text:span text:style-name="T18"> <text:s text:c="3"/>* על מחשב מקומי – </text:span><text:span text:style-name="T18">solc</text:span><text:span text:style-name="T18"> – מסובך;</text:span><text:span text:style-name="T18"><text:line-break/></text:span><text:span text:style-name="T18"> <text:s text:c="3"/>* בדפדפן – </text:span><text:span text:style-name="T18">remix.ethereum.org</text:span><text:span text:style-name="T18"> – פשוט.</text:span></text:p>
              </text:list-item>
              <text:list-item>
                <text:p text:style-name="P8"><text:span text:style-name="T14"><text:s/>שולחים את החוזה המקומפל לרשת אתריום.</text:span><text:span text:style-name="T14"><text:line-break/></text:span><text:span text:style-name="T14"> <text:s text:c="3"/>* דרך </text:span><text:span text:style-name="T14">MetaMask</text:span><text:span text:style-name="T14"> – כמו כל עיסקה אחרת.</text:span><text:span text:style-name="T14"><text:line-break/></text:span><text:span text:style-name="T14"> <text:s text:c="3"/>* מרגע שהחוזה נשלח – הוא לא ניתן לשינוי!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8.002cm" svg:height="3.505cm" svg:x="0cm" svg:y="0cm" presentation:class="title" presentation:user-transformed="true">
          <draw:text-box>
            <text:p text:style-name="P6"><text:span text:style-name="T41">חוזים חכמים – איך מפעילים?</text:span></text:p>
          </draw:text-box>
        </draw:frame>
        <draw:frame presentation:style-name="pr6" draw:text-style-name="P19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0"><text:s/>שולחים לכל המשתמשים את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53"><text:s/>קוד-המקור של החוזה;</text:span></text:p>
                      </text:list-item>
                      <text:list-item>
                        <text:p text:style-name="P8"><text:span text:style-name="T53"><text:s/>הכתובת שבה החוזה נמצא ברשת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8"><text:s/>כל משתמש יכול דרך </text:span><text:span text:style-name="T18">remix</text:span><text:span text:style-name="T18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18"><text:s/>לקמפל את החוזה;</text:span></text:p>
                      </text:list-item>
                      <text:list-item>
                        <text:p text:style-name="P8"><text:span text:style-name="T18"><text:s/>להתחבר לחוזה הקיים;</text:span></text:p>
                      </text:list-item>
                      <text:list-item>
                        <text:p text:style-name="P8"><text:span text:style-name="T18"><text:s/>להפעיל את השיטות הציבוריות של החוזה;</text:span></text:p>
                      </text:list-item>
                      <text:list-item>
                        <text:p text:style-name="P8"><text:span text:style-name="T18"><text:s/>לראות את המשתנים הציבוריים של החוזה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14"><text:s/>החוזה יכול לצבור כסף ולשלם כסף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– דוגמאות</text:span></text:p>
          </draw:text-box>
        </draw:frame>
        <draw:frame presentation:style-name="pr6" draw:text-style-name="P19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6">hello1.sol</text:span><text:span text:style-name="T16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16">המילה </text:span><text:span text:style-name="T16">contract</text:span><text:span text:style-name="T16"> – חוזה (כמו מחלקה).</text:span></text:p>
                      </text:list-item>
                      <text:list-item>
                        <text:p text:style-name="P8"><text:span text:style-name="T16">המילים </text:span><text:span text:style-name="T16">function, public, pure, returns</text:span></text:p>
                      </text:list-item>
                      <text:list-item>
                        <text:p text:style-name="P8"><text:span text:style-name="T16">הסוג </text:span><text:span text:style-name="T16">bytes3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54">hello2.sol</text:span><text:span text:style-name="T54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54">שדות, שיטות משנות, שיטות מסוג </text:span><text:span text:style-name="T54">view</text:span></text:p>
                      </text:list-item>
                      <text:list-item>
                        <text:p text:style-name="P8"><text:span text:style-name="T54">הסוג </text:span><text:span text:style-name="T54">string</text:span></text:p>
                      </text:list-item>
                      <text:list-item>
                        <text:p text:style-name="P8"><text:span text:style-name="T54">event, em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אבן נייר ומספריים – </text:span><text:span text:style-name="T8">rps.sol</text:span></text:p>
          </draw:text-box>
        </draw:frame>
        <draw:frame presentation:style-name="pr6" draw:text-style-name="P19" draw:layer="layout" svg:width="28.002cm" svg:height="17.494cm" svg:x="0cm" svg:y="3.505cm" presentation:class="outline" presentation:user-transformed="true">
          <draw:text-box>
            <text:p text:style-name="P8"><text:span text:style-name="T16">משחק לשני שחקנים על שרשרת הבלוקים.</text:span></text:p>
            <text:list text:style-name="L1">
              <text:list-item>
                <text:p text:style-name="P8"><text:span text:style-name="T16">שחקן א מגיע, משלם </text:span><text:span text:style-name="T16">100</text:span><text:span text:style-name="T16"> פיני, ובוחר </text:span><text:span text:style-name="T16">rock/paper/scissors</text:span><text:span text:style-name="T16">.</text:span></text:p>
              </text:list-item>
              <text:list-item>
                <text:p text:style-name="P8"><text:span text:style-name="T16">שחקן ב מגיע, משלם </text:span><text:span text:style-name="T16">100</text:span><text:span text:style-name="T16"> פיני, ובוחר </text:span><text:span text:style-name="T16">rock/paper/scissors</text:span><text:span text:style-name="T16">.</text:span></text:p>
              </text:list-item>
              <text:list-item>
                <text:p text:style-name="P8"><text:span text:style-name="T16">המנצח מקבל </text:span><text:span text:style-name="T16">180</text:span><text:span text:style-name="T16"> פיני; החוזה מרויח </text:span><text:span text:style-name="T16">20</text:span><text:span text:style-name="T16">.</text:span></text:p>
              </text:list-item>
              <text:list-item>
                <text:p text:style-name="P8"><text:span text:style-name="T16">במקרה של תיקו, כל שחקן מקבל </text:span><text:span text:style-name="T16">90</text:span><text:span text:style-name="T16">.</text:span></text:p>
              </text:list-item>
              <text:list-item>
                <text:p text:style-name="P8"><text:span text:style-name="T16">במקרה של קלט לא חוקי, כל שחקן מקבל </text:span><text:span text:style-name="T16">80</text:span><text:span text:style-name="T16">.</text:span></text:p>
              </text:list-item>
            </text:list>
            <text:p text:style-name="P8"><text:span text:style-name="T16"/></text:p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אבן נייר ומספריים – בעיות</text:span></text:p>
          </draw:text-box>
        </draw:frame>
        <draw:frame presentation:style-name="pr6" draw:text-style-name="P19" draw:layer="layout" svg:width="28.002cm" svg:height="17.494cm" svg:x="0cm" svg:y="3.505cm" presentation:class="outline" presentation:user-transformed="true">
          <draw:text-box>
            <text:p xml:id="id1" text:id="id1" text:style-name="P8"><text:span text:style-name="T55">בעיה א: שחקן </text:span><text:span text:style-name="T55">2</text:span><text:span text:style-name="T55"> יכול לראות את בחירת שחקן </text:span><text:span text:style-name="T55">1</text:span><text:span text:style-name="T55">!</text:span></text:p>
            <text:list text:style-name="L1">
              <text:list-item>
                <text:p xml:id="id2" text:id="id2" text:style-name="P8"><text:span text:style-name="T54">פתרון: להפוך את המשתנים לפרטיים</text:span><text:span text:style-name="T56"> (ברירת המחדל)</text:span><text:span text:style-name="T54">.</text:span></text:p>
              </text:list-item>
            </text:list>
            <text:p xml:id="id3" text:id="id3" text:style-name="P8"><text:span text:style-name="T55">-- זה לא מספיק – כל המידע גלוי על השרשרת!</text:span></text:p>
            <text:list text:style-name="L5">
              <text:list-item>
                <text:p xml:id="id4" text:id="id4" text:style-name="P8"><text:span text:style-name="T54">פתרון מתקדם: להשתמש ב-</text:span><text:span text:style-name="T54">hash</text:span><text:span text:style-name="T54">.</text:span></text:p>
                <text:list>
                  <text:list-item>
                    <text:p xml:id="id5" text:id="id5" text:style-name="P8"><text:span text:style-name="T54">שחקן </text:span><text:span text:style-name="T54">1</text:span><text:span text:style-name="T54"> שולח </text:span><text:span text:style-name="T54">SHA256(choice_1)</text:span></text:p>
                  </text:list-item>
                </text:list>
              </text:list-item>
            </text:list>
            <text:list text:style-name="L2">
              <text:list-item>
                <text:p xml:id="id6" text:id="id6" text:style-name="P8"><text:span text:style-name="T54">שחקן </text:span><text:span text:style-name="T54">2</text:span><text:span text:style-name="T54"> שולח </text:span><text:span text:style-name="T54">SHA256(choice_2)</text:span></text:p>
              </text:list-item>
              <text:list-item>
                <text:p xml:id="id7" text:id="id7" text:style-name="P8"><text:span text:style-name="T54">שחקן </text:span><text:span text:style-name="T54">j</text:span><text:span text:style-name="T54"> שולח </text:span><text:span text:style-name="T54">choice_j</text:span><text:span text:style-name="T54">.</text:span></text:p>
              </text:list-item>
              <text:list-item>
                <text:p xml:id="id8" text:id="id8" text:style-name="P8"><text:span text:style-name="T54">החוזה מאמת שה-</text:span><text:span text:style-name="T54">hash</text:span><text:span text:style-name="T54"> זהה לקלט הראשו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8.002cm" svg:height="3.505cm" svg:x="0cm" svg:y="0cm" presentation:class="title" presentation:user-transformed="true">
          <draw:text-box>
            <text:p text:style-name="P6"><text:span text:style-name="T41">אבן נייר ומספריים – תמריצים</text:span></text:p>
          </draw:text-box>
        </draw:frame>
        <draw:frame presentation:style-name="pr6" draw:text-style-name="P19" draw:layer="layout" svg:width="28.002cm" svg:height="17.494cm" svg:x="0cm" svg:y="3.505cm" presentation:class="outline" presentation:user-transformed="true">
          <draw:text-box>
            <text:p xml:id="id9" text:id="id9" text:style-name="P8"><text:span text:style-name="T55">בעיה ב: שחקן </text:span><text:span text:style-name="T55">2</text:span><text:span text:style-name="T55"> רואה את הבחירה של שחקן </text:span><text:span text:style-name="T55">1</text:span><text:span text:style-name="T55">, מבין שהפסיד, ואין לו מוטיבציה לשלוח את הבחירה שלו!</text:span></text:p>
            <text:list text:style-name="L1">
              <text:list-item>
                <text:p xml:id="id10" text:id="id10" text:style-name="P8"><text:span text:style-name="T54">פתרון: לתת "פרס ניחומים” למפסיד אם שלח תוך זמן סביר. <text:s/></text:span></text:p>
              </text:list-item>
              <text:list-item>
                <text:p xml:id="id11" text:id="id11" text:style-name="P8"><text:span text:style-name="T54">הפרס צריך לכסות את מחיר הגז של השליחה.</text:span></text:p>
              </text:list-item>
            </text:list>
            <text:p xml:id="id12" text:id="id12" text:style-name="P8"><text:span text:style-name="T5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- סיכונים</text:span></text:p>
          </draw:text-box>
        </draw:frame>
        <draw:frame presentation:style-name="pr6" draw:text-style-name="P15" draw:layer="layout" svg:width="28.002cm" svg:height="17.494cm" svg:x="0cm" svg:y="3.08cm" presentation:class="outline" presentation:user-transformed="true">
          <draw:text-box>
            <text:p xml:id="id13" text:id="id13" text:style-name="P8"><text:span text:style-name="T57">באג בקוד של חוזה חכם, גלוי מייד לכל העולם, ויכול לעלות הרבה מאד כסף.</text:span></text:p>
            <text:list text:style-name="L2">
              <text:list-item>
                <text:p text:style-name="P8"><text:span text:style-name="T34">דוגמה: </text:span><text:span text:style-name="T34">TheDAO</text:span><text:span text:style-name="T34"> – ארגון מבוזר שהפסיד </text:span><text:span text:style-name="T34">50</text:span><text:span text:style-name="T34"> מיליון דולר, בגלל באג בקוד של פונקציית משיכת כסף, שאיפשר לקרוא לה ברקורסיה. </text:span><text:span text:style-name="T58"><text:a xlink:href="https://vessenes.com/more-ethereum-attacks-race-to-empty-is-the-real-deal/" xlink:type="simple">https://vessenes.com/more-ethereum-attacks-race-to-empty-is-the-real-deal/</text:a></text:span></text:p>
                <text:list>
                  <text:list-item>
                    <text:p text:style-name="P8"><text:span text:style-name="T34">הבאג גרם לפיצול בקהילת אתריום: הרוב תמכו בביטול עיסקאות הגניבה; מעטים תמכו בעיקרון "הקוד הוא החוק” והתפצלו ל”אתריום קלאסיק”.</text:span></text:p>
                  </text:list-item>
                </text:list>
              </text:list-item>
              <text:list-item>
                <text:p text:style-name="P8"><text:span text:style-name="T59">פתרונות: הקפדה על כללי הנדסת תוכנה, בדיקות, קריאת קוד. <text:s/>שימוש בכלי הוכחה ואימות קוד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- אתגרים</text:span></text:p>
          </draw:text-box>
        </draw:frame>
        <draw:frame presentation:style-name="pr6" draw:text-style-name="P19" draw:layer="layout" svg:width="28.002cm" svg:height="17.494cm" svg:x="0cm" svg:y="3.505cm" presentation:class="outline" presentation:user-transformed="true">
          <draw:text-box>
            <text:p xml:id="id14" text:id="id14" text:style-name="P8"><text:span text:style-name="T60">חוזים חכמים המסתמכים על אירועים חיצוניים צריכים לקבל מידע על העולם החיצון. <text:s/>למשל:</text:span></text:p>
            <text:list text:style-name="L2">
              <text:list-item>
                <text:p text:style-name="P8"><text:span text:style-name="T12">חוזה ביטוח דירה – </text:span><text:span text:style-name="T12"><text:line-break/></text:span><text:span text:style-name="T12"> <text:s text:c="4"/>צריך לדעת אם הדירה נשרפה.</text:span></text:p>
              </text:list-item>
              <text:list-item>
                <text:p text:style-name="P8"><text:span text:style-name="T12">חוזה השכרת דירה – </text:span><text:span text:style-name="T12"><text:line-break/></text:span><text:span text:style-name="T12"> <text:s text:c="4"/>צריך לדעת אם הדייר נכנס.</text:span></text:p>
              </text:list-item>
            </text:list>
            <text:p text:style-name="P8"><text:span text:style-name="T61">פתרונות:</text:span></text:p>
            <text:list text:continue-numbering="true" text:style-name="L2">
              <text:list-item>
                <text:p text:style-name="P8"><text:span text:style-name="T61">חיישנים חכמים עם חשבון באתריום.</text:span></text:p>
              </text:list-item>
              <text:list-item>
                <text:p text:style-name="P8"><text:span text:style-name="T61">מנעולים חכמ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- סיכום</text:span></text:p>
          </draw:text-box>
        </draw:frame>
        <draw:frame presentation:style-name="pr6" draw:text-style-name="P21" draw:layer="layout" svg:width="28.002cm" svg:height="17.494cm" svg:x="0cm" svg:y="3.505cm" presentation:class="outline" presentation:user-transformed="true">
          <draw:text-box>
            <text:p xml:id="id15" text:id="id15" text:style-name="P8"><text:span text:style-name="T62">הנושא בחזית המחקר.</text:span></text:p>
            <text:list text:style-name="L2">
              <text:list-item>
                <text:p text:style-name="P8"><text:span text:style-name="T63">המון אתגרים:</text:span></text:p>
                <text:list>
                  <text:list-item>
                    <text:p text:style-name="P8"><text:span text:style-name="T63">אתגרי הנדסת תוכנה;</text:span></text:p>
                  </text:list-item>
                  <text:list-item>
                    <text:p text:style-name="P8"><text:span text:style-name="T63">אתגרי תמריצים;</text:span></text:p>
                  </text:list-item>
                  <text:list-item>
                    <text:p text:style-name="P8"><text:span text:style-name="T63">אתגרי חומרה.</text:span></text:p>
                  </text:list-item>
                </text:list>
              </text:list-item>
              <text:list-item>
                <text:p text:style-name="P8"><text:span text:style-name="T64">המון אפשרויות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6-05">5/6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052</meta:editing-cycles>
    <dc:date>2019-02-11T16:58:11.885274742</dc:date>
    <meta:editing-duration>P9DT8H21M28S</meta:editing-duration>
    <meta:generator>LibreOffice/6.1.5.2$Linux_X86_64 LibreOffice_project/10$Build-2</meta:generator>
    <meta:document-statistic meta:object-count="11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